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000000200B7DA4DD4BAECD386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bitmap" draw:fill-image-name="Painted_20_White"/>
    </style:style>
    <style:style style:name="gr1" style:family="graphic" style:parent-style-name="objectwithoutfill">
      <style:graphic-properties draw:marker-end="Extrémités_20_de_20_flèche_20_2" draw:marker-end-width="0.3cm"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3.286cm" fo:min-width="3.036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.217cm" fo:min-width="3.248cm"/>
      <style:paragraph-properties style:writing-mode="lr-tb"/>
    </style:style>
    <style:style style:name="gr4" style:family="graphic" style:parent-style-name="objectwithoutfill">
      <style:graphic-properties svg:stroke-width="0.081cm" svg:stroke-color="#ff0000" draw:marker-start-width="0.321cm" draw:marker-end="Extrémités_20_de_20_flèche_20_1" draw:marker-end-width="0.421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textarea-horizontal-align="justify" draw:textarea-vertical-align="middle" draw:auto-grow-height="false" fo:min-height="3.217cm" fo:min-width="2.967cm"/>
      <style:paragraph-properties style:writing-mode="lr-tb"/>
    </style:style>
    <style:style style:name="gr6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color="#000000" draw:fill-color="#dddddd" draw:textarea-horizontal-align="justify" draw:textarea-vertical-align="middle" draw:auto-grow-height="false" fo:min-height="0.75cm" fo:min-width="4.5cm"/>
      <style:paragraph-properties style:writing-mode="lr-tb"/>
    </style:style>
    <style:style style:name="gr9" style:family="graphic" style:parent-style-name="standard">
      <style:graphic-properties svg:stroke-color="#000000" draw:fill-color="#dddddd" draw:textarea-horizontal-align="justify" draw:textarea-vertical-align="middle" draw:auto-grow-height="false" fo:min-height="0.45cm" fo:min-width="2.95cm"/>
      <style:paragraph-properties style:writing-mode="lr-tb"/>
    </style:style>
    <style:style style:name="gr10" style:family="graphic" style:parent-style-name="standard">
      <style:graphic-properties svg:stroke-color="#000000" draw:fill-color="#dddddd" draw:textarea-horizontal-align="justify" draw:textarea-vertical-align="middle" draw:auto-grow-height="false" fo:min-height="0.75cm" fo:min-width="4.3cm"/>
      <style:paragraph-properties style:writing-mode="lr-tb"/>
    </style:style>
    <style:style style:name="gr11" style:family="graphic" style:parent-style-name="standard">
      <style:graphic-properties svg:stroke-color="#000000" draw:fill-color="#dddddd" draw:textarea-horizontal-align="justify" draw:textarea-vertical-align="middle" draw:auto-grow-height="false" fo:min-height="0.75cm" fo:min-width="3.05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3.039cm" fo:min-width="2.9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14" style:family="graphic" style:parent-style-name="standard">
      <style:graphic-properties svg:stroke-color="#000000" draw:fill-color="#dddddd" draw:textarea-horizontal-align="justify" draw:textarea-vertical-align="middle" draw:auto-grow-height="false" fo:min-height="0.45cm" fo:min-width="4.95cm"/>
      <style:paragraph-properties style:writing-mode="lr-tb"/>
    </style:style>
    <style:style style:name="gr15" style:family="graphic" style:parent-style-name="standard">
      <style:graphic-properties draw:fill-color="#333333" draw:textarea-horizontal-align="justify" draw:textarea-vertical-align="middle" draw:auto-grow-height="false" fo:min-height="1cm" fo:min-width="3.25cm"/>
      <style:paragraph-properties style:writing-mode="lr-tb"/>
    </style:style>
    <style:style style:name="gr16" style:family="graphic" style:parent-style-name="standard">
      <style:graphic-properties svg:stroke-color="#000000" draw:fill-color="#dddddd" draw:textarea-horizontal-align="justify" draw:textarea-vertical-align="middle" draw:auto-grow-height="false" fo:min-height="0.5cm" fo:min-width="3.7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11pt" fo:font-weight="bold" style:font-size-asian="11pt" style:font-weight-asian="bold" style:font-size-complex="11pt" style:font-weight-complex="bold"/>
    </style:style>
    <style:style style:name="P3" style:family="paragraph">
      <style:paragraph-properties fo:text-align="center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4" style:family="paragraph">
      <loext:graphic-properties draw:fill-color="#dddddd"/>
      <style:paragraph-properties fo:text-align="center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5" style:family="paragraph">
      <loext:graphic-properties draw:fill="none" draw:fill-color="#ffffff"/>
      <style:paragraph-properties style:writing-mode="lr-tb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-color="#333333"/>
      <style:paragraph-properties fo:text-align="center"/>
      <style:text-properties fo:font-size="10pt" style:font-size-asian="10pt" style:font-size-complex="10pt"/>
    </style:style>
    <style:style style:name="T1" style:family="text">
      <style:text-properties fo:color="#c9211e" loext:opacity="100%"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1pt" fo:font-weight="bold" fo:background-color="#ffff00" style:font-size-asian="11pt" style:font-weight-asian="bold" style:font-size-complex="11pt" style:font-weight-complex="bold"/>
    </style:style>
    <style:style style:name="T4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Noto Sans CJK SC" style:font-size-asian="10pt" style:font-style-asian="italic" style:font-weight-asian="normal" style:font-name-complex="Lohit Devanagari" style:font-size-complex="10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loext:opacity="100%" fo:font-size="10pt" fo:font-style="italic" fo:background-color="#333333" style:font-size-asian="10pt" style:font-style-asian="italic" style:font-size-complex="10pt" style:font-style-complex="italic"/>
    </style:style>
    <style:style style:name="T7" style:family="text">
      <style:text-properties fo:font-size="10pt" fo:font-style="italic" style:font-size-asian="10pt" style:font-style-asian="italic" style:font-size-complex="10pt" style:font-style-complex="italic"/>
    </style:style>
    <style:style style:name="T8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9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0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italic" fo:text-shadow="none" style:text-underline-style="none" fo:font-weight="normal" style:letter-kerning="true" style:font-name-asian="Noto Sans CJK SC" style:font-size-asian="12pt" style:font-style-asian="italic" style:font-weight-asian="normal" style:font-name-complex="Lohit Devanagari" style:font-size-complex="12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color="#ffffff" loext:opacity="100%" fo:font-size="12pt" fo:font-style="italic" fo:font-weight="normal" fo:background-color="#333333" style:font-size-asian="12pt" style:font-style-asian="italic" style:font-weight-asian="normal" style:font-size-complex="12pt" style:font-style-complex="italic" style:font-weight-complex="normal"/>
    </style:style>
    <style:style style:name="T13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0.75cm" svg:y1="13.25cm" svg:x2="18.25cm" svg:y2="15.5cm">
          <text:p/>
        </draw:line>
        <draw:custom-shape draw:style-name="gr2" draw:text-style-name="P2" draw:layer="layout" svg:width="5cm" svg:height="5cm" svg:x="13cm" svg:y="14.25cm">
          <text:p text:style-name="P2"><text:span text:style-name="T1">Led clignotant doucement</text:span><text:span text:style-name="T2">, bouton en attente d’événement.</text:span></text:p>
          <text:p text:style-name="P2"><text:span text:style-name="T3">Relais OFF</text:span></text:p>
          <text:p text:style-name="P2"><text:span text:style-name="T2"/></text:p>
          <text:p text:style-name="P2"><text:span text:style-name="T2">ÉTAT : </text:span><text:span text:style-name="T4">REP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5.3cm" svg:height="4.901cm" svg:x="8.5cm" svg:y="8cm">
          <text:p text:style-name="P2"><text:span text:style-name="T1">Led allumée, minuteur <text:s/>enclenché</text:span></text:p>
          <text:p text:style-name="P2"><text:span text:style-name="T3">Relais ON</text:span></text:p>
          <text:p text:style-name="P2"><text:span text:style-name="T2"/></text:p>
          <text:p text:style-name="P2"><text:span text:style-name="T2">ÉTAT :</text:span></text:p>
          <text:p text:style-name="P2"><text:span text:style-name="T4">ALLUME_COURT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" draw:text-style-name="P1" draw:layer="layout" svg:x1="14cm" svg:y1="14.5cm" svg:x2="12.75cm" svg:y2="12.75cm">
          <text:p/>
        </draw:line>
        <draw:custom-shape draw:style-name="gr5" draw:text-style-name="P2" draw:layer="layout" svg:width="4.901cm" svg:height="4.901cm" svg:x="13.5cm" svg:y="1.599cm">
          <text:p text:style-name="P2"><text:span text:style-name="T1">Led clignotant rapidement</text:span></text:p>
          <text:p text:style-name="P2"><text:span text:style-name="T3">Relais ON</text:span></text:p>
          <text:p text:style-name="P2"><text:span text:style-name="T2"/></text:p>
          <text:p text:style-name="P2"><text:span text:style-name="T2">ÉTAT :</text:span></text:p>
          <text:p text:style-name="P2"><text:span text:style-name="T4">ALLUME_VERS_REP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1cm" svg:y1="4.75cm" svg:x2="13.25cm" svg:y2="4.25cm">
          <text:p/>
        </draw:line>
        <draw:line draw:style-name="gr6" draw:text-style-name="P1" draw:layer="layout" svg:x1="14.75cm" svg:y1="6.5cm" svg:x2="13.25cm" svg:y2="8.75cm">
          <text:p/>
        </draw:line>
        <draw:line draw:style-name="gr6" draw:text-style-name="P1" draw:layer="layout" svg:x1="19cm" svg:y1="7.5cm" svg:x2="16.25cm" svg:y2="14.25cm">
          <text:p/>
        </draw:line>
        <draw:line draw:style-name="gr7" draw:text-style-name="P1" draw:layer="layout" svg:x1="18cm" svg:y1="5.75cm" svg:x2="19cm" svg:y2="7.5cm">
          <text:p/>
        </draw:line>
        <draw:line draw:style-name="gr7" draw:text-style-name="P1" draw:layer="layout" svg:x1="11cm" svg:y1="4.75cm" svg:x2="11cm" svg:y2="7.75cm">
          <text:p/>
        </draw:line>
        <draw:custom-shape draw:style-name="gr8" draw:text-style-name="P4" draw:layer="layout" svg:width="5cm" svg:height="1cm" svg:x="14.5cm" svg:y="9cm">
          <text:p text:style-name="P3"><text:span text:style-name="T5">Si </text:span><text:span text:style-name="T6">temps court</text:span><text:span text:style-name="T7"> écoulé et pas de rappel de l’utilisate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3.45cm" svg:height="0.7cm" svg:x="11.8cm" svg:y="13.4cm">
          <text:p text:style-name="P3"><text:span text:style-name="T7">Si </text:span><text:span text:style-name="T8">bouton cliqué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4.8cm" svg:height="1cm" svg:x="12.2cm" svg:y="6.75cm">
          <text:p text:style-name="P3"><text:span text:style-name="T7">Si nouveau </text:span><text:span text:style-name="T8">clique</text:span><text:span text:style-name="T9"> ou </text:span><text:span text:style-name="T8">clique long</text:span><text:span text:style-name="T7"> de l’utilisateur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9.9cm" svg:y1="16.75cm" svg:x2="12.9cm" svg:y2="16.75cm">
          <text:p/>
        </draw:line>
        <draw:line draw:style-name="gr7" draw:text-style-name="P1" draw:layer="layout" svg:x1="9.9cm" svg:y1="16.75cm" svg:x2="7.75cm" svg:y2="11.5cm">
          <text:p/>
        </draw:line>
        <draw:line draw:style-name="gr7" draw:text-style-name="P1" draw:layer="layout" svg:x1="7.75cm" svg:y1="11.5cm" svg:x2="8.55cm" svg:y2="11.5cm">
          <text:p/>
        </draw:line>
        <draw:custom-shape draw:style-name="gr11" draw:text-style-name="P4" draw:layer="layout" svg:width="3.55cm" svg:height="1cm" svg:x="7.45cm" svg:y="14.5cm">
          <text:p text:style-name="P3"><text:span text:style-name="T7">Si </text:span><text:span text:style-name="T8">clique long</text:span><text:span text:style-name="T7"> de l’utilisate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7.75cm" svg:y1="15cm" svg:x2="20.35cm" svg:y2="12.5cm">
          <text:p/>
        </draw:line>
        <draw:custom-shape draw:style-name="gr12" draw:text-style-name="P2" draw:layer="layout" svg:width="4.85cm" svg:height="4.651cm" svg:x="20.25cm" svg:y="9.099cm">
          <text:p text:style-name="P2"><text:span text:style-name="T1">Led allumée</text:span></text:p>
          <text:p text:style-name="P2"><text:span text:style-name="T3">Relais ON</text:span></text:p>
          <text:p text:style-name="P2"><text:span text:style-name="T2"/></text:p>
          <text:p text:style-name="P2"><text:span text:style-name="T2">ÉTAT :</text:span></text:p>
          <text:p text:style-name="P2"><text:span text:style-name="T10">ALLUME_LO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7.25cm" svg:height="1.75cm" svg:x="20.25cm" svg:y="6.75cm">
          <draw:text-box>
            <text:p><text:span text:style-name="T11">Le « </text:span><text:span text:style-name="T12">temps long</text:span><text:span text:style-name="T13"> » </text:span><text:span text:style-name="T13">peut être modifié dans </text:span><text:span text:style-name="T13">le programme, c’est </text:span><text:span text:style-name="T13">pour cela qu’il n’est </text:span><text:span text:style-name="T13">pas marqué en clair ici</text:span></text:p>
          </draw:text-box>
        </draw:frame>
        <draw:custom-shape draw:style-name="gr14" draw:text-style-name="P4" draw:layer="layout" svg:width="5.45cm" svg:height="0.7cm" svg:x="6.25cm" svg:y="4.3cm">
          <text:p text:style-name="P3"><text:span text:style-name="T7">Si </text:span><text:span text:style-name="T6">temps court</text:span><text:span text:style-name="T7"> presque écoulé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3.75cm" svg:height="1.25cm" svg:x="2.5cm" svg:y="10.85cm">
          <text:p text:style-name="P6"><text:span text:style-name="T14">On relance le </text:span><text:span text:style-name="T14">minuteur sur le </text:span><text:span text:style-name="T14">temps cou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draw:layer="layout" svg:width="3.55cm" svg:height="1cm" svg:x="17.45cm" svg:y="13.5cm">
          <text:p text:style-name="P3"><text:span text:style-name="T7">Si </text:span><text:span text:style-name="T8">clique long</text:span><text:span text:style-name="T7"> de </text:span><text:span text:style-name="T7">l’utilisateur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3cm" svg:y1="17.25cm" svg:x2="18.25cm" svg:y2="17.25cm">
          <text:p/>
        </draw:line>
        <draw:line draw:style-name="gr7" draw:text-style-name="P1" draw:layer="layout" svg:x1="23cm" svg:y1="14cm" svg:x2="23cm" svg:y2="17.25cm">
          <text:p/>
        </draw:line>
        <draw:custom-shape draw:style-name="gr16" draw:text-style-name="P4" draw:layer="layout" svg:width="4.25cm" svg:height="0.75cm" svg:x="21.25cm" svg:y="15.25cm">
          <text:p text:style-name="P3"><text:span text:style-name="T5">Si </text:span><text:span text:style-name="T6">temps long</text:span><text:span text:style-name="T7"> écoulé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6cm" svg:y1="7.75cm" svg:x2="4.5cm" svg:y2="10.65cm">
          <text:p/>
        </draw:line>
        <draw:line draw:style-name="gr7" draw:text-style-name="P1" draw:layer="layout" svg:x1="6cm" svg:y1="7.75cm" svg:x2="8.75cm" svg:y2="8.75cm">
          <text:p/>
        </draw:line>
        <draw:custom-shape draw:style-name="gr9" draw:text-style-name="P4" draw:layer="layout" svg:width="3.45cm" svg:height="0.7cm" svg:x="4.5cm" svg:y="7.75cm">
          <text:p text:style-name="P3"><text:span text:style-name="T7">Si </text:span><text:span text:style-name="T8">bouton cliqué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Painted_20_White" draw:display-name="Painted White" xlink:href="Pictures/100000000000020000000200B7DA4DD4BAECD386.jpg" xlink:type="simple" xlink:show="embed" xlink:actuate="onLoad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15T19:08:42.011571140</meta:creation-date>
    <dc:date>2024-06-09T09:42:43.143853260</dc:date>
    <meta:editing-duration>P1DT9H29M46S</meta:editing-duration>
    <meta:editing-cycles>17</meta:editing-cycles>
    <meta:generator>LibreOffice/7.3.7.2$Linux_X86_64 LibreOffice_project/30$Build-2</meta:generator>
    <meta:document-statistic meta:object-count="29"/>
  </office:meta>
</office:document-meta>
</file>